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1a0546" officeooo:paragraph-rsid="001a0546"/>
    </style:style>
    <style:style style:name="P5" style:family="paragraph" style:parent-style-name="Standard">
      <style:text-properties officeooo:paragraph-rsid="001a0546"/>
    </style:style>
    <style:style style:name="P6" style:family="paragraph" style:parent-style-name="Standard">
      <style:text-properties style:text-underline-style="none" officeooo:rsid="001a0546" officeooo:paragraph-rsid="001a0546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1a054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0546"/>
    </style:style>
    <style:style style:name="T3" style:family="text">
      <style:text-properties style:text-underline-style="none" officeooo:rsid="001a05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port Fuel Inventory</text:p>
      <text:p text:style-name="Standard">Welcome to the Airport Fuel Inventory project! This application allows you to manage and maintain fuel consumption at airports. Follow the instructions below to set up and use the system.</text:p>
      <text:p text:style-name="Standard"/>
      <text:p text:style-name="P2">Prerequisites</text:p>
      <text:p text:style-name="Standard">Make sure you have the following installed on your system:</text:p>
      <text:list text:style-name="L1">
        <text:list-item>
          <text:p text:style-name="P3">Sql Server Management Studio</text:p>
        </text:list-item>
        <text:list-item>
          <text:p text:style-name="P3">Visual Studio</text:p>
          <text:p text:style-name="P3"/>
        </text:list-item>
      </text:list>
      <text:p text:style-name="Standard"><text:span text:style-name="T1">Clone the repository:</text:span></text:p>
      <text:p text:style-name="Standard">git clone &lt;<text:a xlink:type="simple" xlink:href="https://github.com/parija-manisha/Assignments/tree/main/ASP.NET_mvc/AirportFuelInventory" text:style-name="Internet_20_link" text:visited-style-name="Visited_20_Internet_20_Link">https://github.com/parija-manisha/Assignments/tree/main/ASP.NET_mvc/AirportFuelInventory</text:a>&gt;</text:p>
      <text:p text:style-name="Standard"/>
      <text:p text:style-name="P2">Starting the Application</text:p>
      <text:p text:style-name="Standard">Run the following command to start the server:</text:p>
      <text:p text:style-name="Standard"/>
      <text:p text:style-name="Standard">User Authentication</text:p>
      <text:p text:style-name="Standard">Open the application in your web browser.</text:p>
      <text:p text:style-name="Standard"/>
      <text:p text:style-name="Standard">Sign in with the default user:</text:p>
      <text:p text:style-name="Standard"/>
      <text:p text:style-name="Standard">Username (email): &lt;<text:span text:style-name="T2">manisha@gmail.com</text:span>&gt;</text:p>
      <text:p text:style-name="Standard">Password: &lt;<text:span text:style-name="T2">123123</text:span>&gt;</text:p>
      <text:p text:style-name="P5"><text:span text:style-name="T2">On Login -&gt; </text:span>Navigate<text:span text:style-name="T2">d</text:span> to the <text:span text:style-name="T2">Dashboard Page</text:span></text:p>
      <text:p text:style-name="P5"/>
      <text:p text:style-name="P4">Here you will see the list of summary of available fuel of the airports</text:p>
      <text:p text:style-name="Standard"/>
      <text:p text:style-name="Standard"><text:span text:style-name="T2">On the Navigation Panel, </text:span>Click on <text:span text:style-name="T2">links to redirect</text:span>.</text:p>
      <text:p text:style-name="Standard"/>
      <text:p text:style-name="P4">Airport Details List using AirportList Link</text:p>
      <text:p text:style-name="P6">Aircraft Details List using Aircraft Link</text:p>
      <text:p text:style-name="P6">Transaction Details List using Transaction Link</text:p>
      <text:p text:style-name="P5"><text:span text:style-name="T3">Fuel Consumption Report using FuelConsumptionReport Link</text:span></text:p>
      <text:p text:style-name="Standard"/>
      <text:p text:style-name="Standard"/>
      <text:p text:style-name="P2">Managing Data</text:p>
      <text:p text:style-name="Standard">Airport</text:p>
      <text:list text:style-name="L2">
        <text:list-item>
          <text:p text:style-name="P7">To add a new airport, click on Add Airport.</text:p>
        </text:list-item>
      </text:list>
      <text:p text:style-name="Standard">Aircraft</text:p>
      <text:list text:style-name="L3">
        <text:list-item>
          <text:p text:style-name="P8">To add a new aircraft, click on Add New Aircraft.</text:p>
        </text:list-item>
      </text:list>
      <text:p text:style-name="Standard">Transaction</text:p>
      <text:list text:style-name="L4">
        <text:list-item>
          <text:p text:style-name="P9">To add a new transaction, click on Add Transaction.</text:p>
        </text:list-item>
        <text:list-item>
          <text:p text:style-name="P10">To reverse a transaction, click on Reverse <text:span text:style-name="T2">against each transaction record</text:span></text:p>
        </text:list-item>
        <text:list-item>
          <text:p text:style-name="P10"><text:span text:style-name="T2">To delete all transaction, click on Delete Transaction.</text:span>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22:13:32.409000000</meta:creation-date>
    <dc:date>2024-03-13T22:28:33.032000000</dc:date>
    <meta:editing-duration>PT15M2S</meta:editing-duration>
    <meta:editing-cycles>1</meta:editing-cycles>
    <meta:document-statistic meta:table-count="0" meta:image-count="0" meta:object-count="0" meta:page-count="1" meta:paragraph-count="32" meta:word-count="202" meta:character-count="1330" meta:non-whitespace-character-count="1167"/>
    <meta:generator>LibreOffice/7.6.2.1$Windows_X86_64 LibreOffice_project/56f7684011345957bbf33a7ee678afaf4d2ba333</meta:generator>
  </office:meta>
</office:document-meta>
</file>